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75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Sans L" style:font-name-asian="DejaVu Sans" style:font-name-complex="DejaVu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7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10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Nimbus Sans L" fo:font-style="italic" style:font-name-asian="DejaVu Sans" style:font-style-asian="italic" style:font-name-complex="DejaVu Sans" style:font-style-complex="italic"/>
    </style:style>
    <style:style style:name="ce12" style:family="table-cell" style:parent-style-name="Default">
      <style:text-properties fo:color="#800000" style:font-name="Nimbus Sans L" fo:font-style="italic" style:font-name-asian="DejaVu Sans" style:font-style-asian="italic" style:font-name-complex="DejaVu Sans" style:font-style-complex="italic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grain weight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lbs</text:p>
          </table:table-cell>
          <table:table-cell/>
        </table:table-row>
        <table:table-row table:style-name="ro1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8" office:value-type="float" office:value="1.614" calcext:value-type="float">
            <text:p>1.61</text:p>
          </table:table-cell>
          <table:table-cell office:value-type="string" calcext:value-type="string">
            <text:p>quarts/lb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ater</text:p>
          </table:table-cell>
          <table:table-cell table:style-name="ce6" table:formula="of:=[.C3]*[.C2]" office:value-type="float" office:value="20.0136" calcext:value-type="float">
            <text:p>20.0136</text:p>
          </table:table-cell>
          <table:table-cell table:style-name="ce6" office:value-type="string" calcext:value-type="string">
            <text:p>quart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water</text:p>
          </table:table-cell>
          <table:table-cell table:style-name="ce9" table:formula="of:=QUOTIENT([.C3]*[.C2];2) &amp; &quot;gr and &quot; &amp; ROUND(MOD([.C3]*[.C2];2)*32/8;2)&amp;&quot;cp&quot;" office:value-type="string" office:string-value="10gr and 0.05cp" calcext:value-type="string">
            <text:p>10gr and 0.05cp</text:p>
          </table:table-cell>
          <table:table-cell table:style-name="ce6" office:value-type="string" calcext:value-type="string">
            <text:p>growlers/cups</text:p>
          </table:table-cell>
          <table:table-cell/>
        </table:table-row>
        <table:table-row table:style-name="ro1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2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10" table:formula="of:=ROUND(0.2/[.C3]*([.C7]-[.C6])+[.C7];0)" office:value-type="float" office:value="100" calcext:value-type="float">
            <text:p>100</text:p>
          </table:table-cell>
          <table:table-cell table:style-name="ce2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UN TEMP:</text:p>
          </table:table-cell>
          <table:table-cell table:style-name="ce7" table:formula="of:=[.C9]+[.C8]" office:value-type="float" office:value="106" calcext:value-type="float">
            <text:p>106</text:p>
          </table:table-cell>
          <table:table-cell table:style-name="ce7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  <table:table-cell/>
        </table:table-row>
        <table:table-row table:style-name="ro4">
          <table:table-cell table:style-name="ce3" office:value-type="string" calcext:value-type="string" table:number-columns-spanned="4" table:number-rows-spanned="1">
            <text:p>decoction volume = 1.2*total mash volume * (target temp - start temp) / (boil temp - start temp)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total mash volume (quarts)</text:p>
          </table:table-cell>
          <table:table-cell table:formula="of:=[.C4]" office:value-type="float" office:value="20.0136" calcext:value-type="float">
            <text:p>20.013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rt temp</text:p>
          </table:table-cell>
          <table:table-cell office:value-type="string" calcext:value-type="string">
            <text:p>target tem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oction Volume 1 rest 15min @ 160F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style-name="ce11" table:formula="of:=QUOTIENT(1.2*[.$B$14]*([.C16]-[.B16]);(212-[.B16])) &amp; &quot;qt and &quot; &amp; ROUND(MOD(1.2*[.$B$14]*([.C16]-[.B16])/(212-[.B16]);4);0)&amp;&quot;cp&quot;" office:value-type="string" office:string-value="6qt and 3cp" calcext:value-type="string">
            <text:p>6qt and 3cp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Decoction Volume 2 rest 10min @ 160F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style-name="ce11" table:formula="of:=QUOTIENT(1.2*[.$B$14]*([.C17]-[.B17]);(212-[.B17])) &amp; &quot;qt and &quot; &amp; ROUND(MOD(1.2*[.$B$14]*([.C17]-[.B17])/(212-[.B17]);4);0)&amp;&quot;cp&quot;" office:value-type="string" office:string-value="7qt and 3cp" calcext:value-type="string">
            <text:p>7qt and 3cp</text:p>
          </table:table-cell>
          <table:table-cell/>
        </table:table-row>
        <table:table-row table:style-name="ro2">
          <table:table-cell office:value-type="string" calcext:value-type="string">
            <text:p>Infuse Boiling *see note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table:style-name="ce11" table:formula="of:=QUOTIENT(1.2*[.$B$14]*([.C18]-[.B18]);(212-[.B18])) &amp; &quot;qt and &quot; &amp; ROUND(MOD(1.2*[.$B$14]*([.C18]-[.B18])/(212-[.B18]);4);0)&amp;&quot;cp&quot;" office:value-type="string" office:string-value="5qt and 1cp" calcext:value-type="string">
            <text:p>5qt and 1cp</text:p>
          </table:table-cell>
          <table:table-cell/>
        </table:table-row>
        <table:table-row table:style-name="ro2">
          <table:table-cell table:number-columns-repeated="3"/>
          <table:table-cell table:style-name="ce11"/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Grain B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 Row Pils</text:p>
          </table:table-cell>
          <table:table-cell office:value-type="string" calcext:value-type="string">
            <text:p>6lbs</text:p>
          </table:table-cell>
          <table:table-cell office:value-type="string" calcext:value-type="string">
            <text:p>OG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German Munich</text:p>
          </table:table-cell>
          <table:table-cell office:value-type="string" calcext:value-type="string">
            <text:p>3lbs</text:p>
          </table:table-cell>
          <table:table-cell office:value-type="string" calcext:value-type="string">
            <text:p>OPA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Belgian Aromatic</text:p>
          </table:table-cell>
          <table:table-cell office:value-type="string" calcext:value-type="string">
            <text:p>1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Pils</text:p>
          </table:table-cell>
          <table:table-cell office:value-type="string" calcext:value-type="string">
            <text:p>1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Special</text:p>
          </table:table-cell>
          <table:table-cell office:value-type="string" calcext:value-type="string">
            <text:p>.5l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Chocolate</text:p>
          </table:table-cell>
          <table:table-cell office:value-type="string" calcext:value-type="string">
            <text:p>.75lb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p Sched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tnanger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ertau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30mi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Floccula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nish Moss</text:p>
          </table:table-cell>
          <table:table-cell office:value-type="string" calcext:value-type="string">
            <text:p>.5tsp</text:p>
          </table:table-cell>
          <table:table-cell office:value-type="string" calcext:value-type="string">
            <text:p>10mins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ern German Lager WLP838</text:p>
          </table:table-cell>
          <table:table-cell office:value-type="string" calcext:value-type="string">
            <text:p>Pitch 75F, leave overn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rment 55F, 8 day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ger 32F, 30 d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*Note</text:p>
          </table:table-cell>
          <table:table-cell table:number-columns-repeated="4"/>
        </table:table-row>
        <table:table-row table:style-name="ro5">
          <table:table-cell table:style-name="ce5" office:value-type="string" calcext:value-type="string" table:number-columns-spanned="3" table:number-rows-spanned="1">
            <text:p>Mash Tunne lost too much energy between rests; had to infuse to reach target. Resulted in a 20min rest at 142F.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21:43:43.11666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06-08T21:45:40.805559086</dc:date>
    <meta:editing-duration>P1DT10H29M1S</meta:editing-duration>
    <meta:editing-cycles>11</meta:editing-cycles>
    <meta:generator>LibreOffice/4.2.4.2$Linux_X86_64 LibreOffice_project/420m0$Build-2</meta:generator>
    <meta:print-date>2014-06-01T14:47:09.252608853</meta:print-date>
    <meta:document-statistic meta:table-count="1" meta:cell-count="86" meta:object-count="0"/>
  </office:meta>
</office:document-meta>
</file>